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text-properties fo:color="#c5000b"/>
    </style:style>
    <style:style style:name="T1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7cm" svg:height="1.4cm" svg:x="7.3cm" svg:y="3.348cm">
          <text:p text:style-name="P1">On crée le port I0</text:p>
        </draw:rect>
        <draw:ellipse draw:style-name="gr1" draw:text-style-name="P1" draw:layer="layout" svg:width="6.6cm" svg:height="1.1cm" svg:x="7.5cm" svg:y="5.448cm">
          <text:p text:style-name="P1">Début du Module 1</text:p>
        </draw:ellipse>
        <draw:line draw:style-name="gr2" draw:text-style-name="P1" draw:layer="layout" svg:x1="11cm" svg:y1="6.648cm" svg:x2="11cm" svg:y2="7.548cm">
          <text:p/>
        </draw:line>
        <draw:custom-shape draw:style-name="gr3" draw:text-style-name="P1" draw:layer="layout" svg:width="7.6cm" svg:height="1.9cm" svg:x="7.1cm" svg:y="9.548cm">
          <text:p text:style-name="P1">On configure la vitesse à</text:p>
          <text:p text:style-name="P1"><text:s/>9600 Bauds par seconde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1" draw:text-style-name="P1" draw:layer="layout" svg:width="7.7cm" svg:height="1.4cm" svg:x="7cm" svg:y="11.948cm">
          <text:p text:style-name="P1">On ouvre le port</text:p>
          <text:p text:style-name="P1">de communication</text:p>
        </draw:rect>
        <draw:rect draw:style-name="gr1" draw:text-style-name="P1" draw:layer="layout" svg:width="7.5cm" svg:height="1.9cm" svg:x="7.131cm" svg:y="13.848cm">
          <text:p text:style-name="P1">On dit que objSerial=6</text:p>
        </draw:rect>
        <draw:frame draw:style-name="gr4" draw:text-style-name="P2" draw:layer="layout" svg:width="2cm" svg:height="1.4cm" svg:x="5cm" svg:y="9.948cm">
          <draw:text-box>
            <text:p text:style-name="P1"><text:span text:style-name="T1">Test</text:span></text:p>
          </draw:text-box>
        </draw:frame>
        <draw:rect draw:style-name="gr1" draw:text-style-name="P1" draw:layer="layout" svg:width="7.5cm" svg:height="1.5cm" svg:x="7.1cm" svg:y="16.048cm">
          <text:p text:style-name="P1">Lecture de la console</text:p>
          <text:p text:style-name="P1">(afin de l'ouvrir)</text:p>
        </draw:rect>
        <draw:rect draw:style-name="gr1" draw:text-style-name="P1" draw:layer="layout" svg:width="7.5cm" svg:height="1.4cm" svg:x="7.1cm" svg:y="17.848cm">
          <text:p text:style-name="P1">On écrit 6 dans la console </text:p>
        </draw:rect>
        <draw:frame draw:style-name="gr4" draw:text-style-name="P2" draw:layer="layout" svg:width="2cm" svg:height="1.4cm" svg:x="5cm" svg:y="14.248cm">
          <draw:text-box>
            <text:p text:style-name="P1"><text:span text:style-name="T1">Test</text:span></text:p>
          </draw:text-box>
        </draw:frame>
        <draw:rect draw:style-name="gr1" draw:text-style-name="P1" draw:layer="layout" svg:width="7.7cm" svg:height="1.4cm" svg:x="7cm" svg:y="19.548cm">
          <text:p text:style-name="P1">On ferme le port</text:p>
          <text:p text:style-name="P1">de communication</text:p>
        </draw:rect>
        <draw:ellipse draw:style-name="gr1" draw:text-style-name="P1" draw:layer="layout" svg:width="5.8cm" svg:height="1.3cm" svg:x="7.9cm" svg:y="7.648cm">
          <text:p text:style-name="P1">Début Sub Main()</text:p>
        </draw:ellipse>
        <draw:ellipse draw:style-name="gr1" draw:text-style-name="P1" draw:layer="layout" svg:width="5.8cm" svg:height="1.3cm" svg:x="8.026cm" svg:y="21.4cm">
          <text:p text:style-name="P1">Fin Sub Main()</text:p>
        </draw:ellipse>
        <draw:line draw:style-name="gr2" draw:text-style-name="P1" draw:layer="layout" svg:x1="10.9cm" svg:y1="8.948cm" svg:x2="10.9cm" svg:y2="9.648cm">
          <text:p/>
        </draw:line>
        <draw:line draw:style-name="gr2" draw:text-style-name="P1" draw:layer="layout" svg:x1="10.9cm" svg:y1="11.448cm" svg:x2="10.9cm" svg:y2="12.048cm">
          <text:p/>
        </draw:line>
        <draw:line draw:style-name="gr2" draw:text-style-name="P1" draw:layer="layout" svg:x1="10.9cm" svg:y1="13.348cm" svg:x2="10.9cm" svg:y2="14.048cm">
          <text:p/>
        </draw:line>
        <draw:line draw:style-name="gr2" draw:text-style-name="P1" draw:layer="layout" svg:x1="10.9cm" svg:y1="15.748cm" svg:x2="10.9cm" svg:y2="16.148cm">
          <text:p/>
        </draw:line>
        <draw:line draw:style-name="gr2" draw:text-style-name="P1" draw:layer="layout" svg:x1="10.9cm" svg:y1="17.548cm" svg:x2="10.9cm" svg:y2="18.148cm">
          <text:p/>
        </draw:line>
        <draw:line draw:style-name="gr2" draw:text-style-name="P1" draw:layer="layout" svg:x1="10.8cm" svg:y1="19.248cm" svg:x2="10.8cm" svg:y2="19.748cm">
          <text:p/>
        </draw:line>
        <draw:line draw:style-name="gr2" draw:text-style-name="P1" draw:layer="layout" svg:x1="10.8cm" svg:y1="20.848cm" svg:x2="10.8cm" svg:y2="21.548cm">
          <text:p/>
        </draw:line>
      </draw:page>
      <draw:page draw:name="page2" draw:style-name="dp1" draw:master-page-name="Standard">
        <draw:ellipse draw:style-name="gr1" draw:text-style-name="P1" draw:layer="layout" svg:width="10.3cm" svg:height="2.8cm" svg:x="6.1cm" svg:y="4.9cm">
          <text:p text:style-name="P1">Ouverture d'un Sub() privé </text:p>
          <text:p text:style-name="P1">et déclaration de la </text:p>
          <text:p text:style-name="P1">variable objSerial.DataReceived</text:p>
        </draw:ellipse>
        <draw:rect draw:style-name="gr1" draw:text-style-name="P1" draw:layer="layout" svg:width="8.1cm" svg:height="1.7cm" svg:x="7.3cm" svg:y="8.9cm">
          <text:p text:style-name="P1">On écrit ce que l'on </text:p>
          <text:p text:style-name="P1">reçoit dans la console </text:p>
        </draw:rect>
        <draw:rect draw:style-name="gr1" draw:text-style-name="P1" draw:layer="layout" svg:width="8.2cm" svg:height="1.4cm" svg:x="7.3cm" svg:y="11.6cm">
          <text:p text:style-name="P1">On écrit « J'ai envoyé que …</text:p>
          <text:p text:style-name="P1">dans la console</text:p>
        </draw:rect>
        <draw:ellipse draw:style-name="gr1" draw:text-style-name="P1" draw:layer="layout" svg:width="8.1cm" svg:height="2cm" svg:x="7.2cm" svg:y="14.4cm">
          <text:p text:style-name="P1">Fin Sub()</text:p>
        </draw:ellipse>
        <draw:ellipse draw:style-name="gr1" draw:text-style-name="P1" draw:layer="layout" svg:width="7.9cm" svg:height="1.8cm" svg:x="7.3cm" svg:y="17.8cm">
          <text:p text:style-name="P1">Fin du Module 1</text:p>
        </draw:ellipse>
        <draw:line draw:style-name="gr2" draw:text-style-name="P1" draw:layer="layout" svg:x1="11.1cm" svg:y1="7.7cm" svg:x2="11.1cm" svg:y2="8.7cm">
          <text:p/>
        </draw:line>
        <draw:line draw:style-name="gr2" draw:text-style-name="P1" draw:layer="layout" svg:x1="11.3cm" svg:y1="10.6cm" svg:x2="11.3cm" svg:y2="11.5cm">
          <text:p/>
        </draw:line>
        <draw:line draw:style-name="gr2" draw:text-style-name="P1" draw:layer="layout" svg:x1="11.3cm" svg:y1="13cm" svg:x2="11.3cm" svg:y2="1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cc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8T16:02:58.58</meta:creation-date>
    <meta:generator>OpenOffice/4.1.5$Win32 OpenOffice.org_project/415m1$Build-9789</meta:generator>
    <dc:date>2018-04-18T17:48:26.76</dc:date>
    <meta:editing-duration>PT1H27M41S</meta:editing-duration>
    <meta:editing-cycles>4</meta:editing-cycles>
    <meta:document-statistic meta:object-count="28"/>
  </office:meta>
</office:document-meta>
</file>